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21cm" fo:min-width="0cm" loext:decorative="false"/>
    </style:style>
    <style:style style:name="gr3" style:family="graphic" style:parent-style-name="objectwithoutfill">
      <style:graphic-properties svg:stroke-width="0.051cm" svg:stroke-color="#b2b2b2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999999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draw:fill="solid" draw:fill-color="#800080" draw:textarea-horizontal-align="justify" draw:textarea-vertical-align="middle" draw:auto-grow-height="false" fo:min-height="0.021cm" fo:min-width="0cm" loext:decorative="false"/>
    </style:style>
    <style:style style:name="gr6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021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80008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955cm" svg:y1="14.13cm" svg:x2="14.845cm" svg:y2="14.13cm">
          <text:p/>
        </draw:line>
        <draw:custom-shape draw:style-name="gr2" draw:text-style-name="P2" draw:layer="layout" svg:width="0.381cm" svg:height="0.381cm" svg:x="5.72cm" svg:y="13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5.99cm" svg:y1="7.563cm" svg:x2="14.88cm" svg:y2="7.563cm">
          <text:p/>
        </draw:line>
        <draw:line draw:style-name="gr1" draw:text-style-name="P1" draw:layer="layout" svg:x1="5.955cm" svg:y1="14.13cm" svg:x2="14.845cm" svg:y2="14.13cm">
          <text:p/>
        </draw:line>
        <draw:custom-shape draw:style-name="gr2" draw:text-style-name="P2" draw:layer="layout" svg:width="0.381cm" svg:height="0.381cm" svg:x="5.72cm" svg:y="13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5.955cm" svg:y1="14.13cm" svg:x2="14.845cm" svg:y2="14.13cm">
          <text:p/>
        </draw:line>
        <draw:custom-shape draw:style-name="gr2" draw:text-style-name="P2" draw:layer="layout" svg:width="0.381cm" svg:height="0.381cm" svg:x="5.72cm" svg:y="13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0.255cm" svg:y1="13.966cm" svg:x2="10.255cm" svg:y2="7.616cm">
          <text:p/>
        </draw:line>
        <draw:line draw:style-name="gr1" draw:text-style-name="P1" draw:layer="layout" svg:x1="14.955cm" svg:y1="13.966cm" svg:x2="14.955cm" svg:y2="7.616cm">
          <text:p/>
        </draw:line>
        <draw:line draw:style-name="gr1" draw:text-style-name="P1" draw:layer="layout" svg:x1="5.955cm" svg:y1="14.13cm" svg:x2="14.845cm" svg:y2="14.13cm">
          <text:p/>
        </draw:line>
        <draw:custom-shape draw:style-name="gr2" draw:text-style-name="P2" draw:layer="layout" svg:width="0.381cm" svg:height="0.381cm" svg:x="5.72cm" svg:y="13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5.99cm" svg:y1="7.563cm" svg:x2="14.88cm" svg:y2="7.563cm">
          <text:p/>
        </draw:line>
        <draw:line draw:style-name="gr1" draw:text-style-name="P1" draw:layer="layout" svg:x1="5.955cm" svg:y1="13.966cm" svg:x2="5.955cm" svg:y2="7.616cm">
          <text:p/>
        </draw:line>
        <draw:line draw:style-name="gr1" draw:text-style-name="P1" draw:layer="layout" svg:x1="10.255cm" svg:y1="13.966cm" svg:x2="10.255cm" svg:y2="7.616cm">
          <text:p/>
        </draw:line>
        <draw:line draw:style-name="gr1" draw:text-style-name="P1" draw:layer="layout" svg:x1="14.955cm" svg:y1="13.966cm" svg:x2="14.955cm" svg:y2="7.616cm">
          <text:p/>
        </draw:line>
        <draw:line draw:style-name="gr3" draw:text-style-name="P1" draw:layer="layout" svg:x1="13.914cm" svg:y1="3.676cm" svg:x2="22.804cm" svg:y2="3.676cm">
          <text:p/>
        </draw:line>
        <draw:line draw:style-name="gr4" draw:text-style-name="P1" draw:layer="layout" svg:x1="13.879cm" svg:y1="10.243cm" svg:x2="22.769cm" svg:y2="10.243cm">
          <text:p/>
        </draw:line>
        <draw:line draw:style-name="gr4" draw:text-style-name="P1" draw:layer="layout" svg:x1="22.879cm" svg:y1="10.079cm" svg:x2="22.879cm" svg:y2="3.729cm">
          <text:p/>
        </draw:line>
        <draw:line draw:style-name="gr4" draw:text-style-name="P1" draw:layer="layout" svg:x1="18.079cm" svg:y1="10.079cm" svg:x2="18.079cm" svg:y2="3.729cm">
          <text:p/>
        </draw:line>
        <draw:line draw:style-name="gr4" draw:text-style-name="P1" draw:layer="layout" svg:x1="13.779cm" svg:y1="10.079cm" svg:x2="13.779cm" svg:y2="3.729cm">
          <text:p/>
        </draw:line>
        <draw:line draw:style-name="gr1" draw:text-style-name="P1" draw:layer="layout" svg:x1="14.955cm" svg:y1="14.13cm" svg:x2="22.935cm" svg:y2="10.212cm">
          <text:p/>
        </draw:line>
        <draw:line draw:style-name="gr1" draw:text-style-name="P1" draw:layer="layout" svg:x1="5.934cm" svg:y1="7.594cm" svg:x2="13.914cm" svg:y2="3.676cm">
          <text:p/>
        </draw:line>
        <draw:line draw:style-name="gr1" draw:text-style-name="P1" draw:layer="layout" svg:x1="14.86cm" svg:y1="7.62cm" svg:x2="22.84cm" svg:y2="3.702cm">
          <text:p/>
        </draw:line>
        <draw:line draw:style-name="gr1" draw:text-style-name="P1" draw:layer="layout" svg:x1="19.05cm" svg:y1="12.065cm" svg:x2="19.05cm" svg:y2="5.715cm">
          <text:p/>
        </draw:line>
        <draw:line draw:style-name="gr3" draw:text-style-name="P1" draw:layer="layout" svg:x1="5.855cm" svg:y1="14.13cm" svg:x2="13.835cm" svg:y2="10.212cm">
          <text:p/>
        </draw:line>
        <draw:line draw:style-name="gr4" draw:text-style-name="P1" draw:layer="layout" svg:x1="9.869cm" svg:y1="12.165cm" svg:x2="9.869cm" svg:y2="5.815cm">
          <text:p/>
        </draw:line>
        <draw:custom-shape draw:style-name="gr5" draw:text-style-name="P3" draw:layer="layout" svg:width="0.381cm" svg:height="0.381cm" svg:x="5.72cm" svg:y="13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5.72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13.62cm" svg:y="3.4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22.62cm" svg:y="3.5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22.62cm" svg:y="9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14.72cm" svg:y="13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0.06cm" svg:y="13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0.06cm" svg:y="7.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9.66cm" svg:y="5.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9.66cm" svg:y="11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8.86cm" svg:y="11.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8.86cm" svg:y="5.3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7.86cm" svg:y="3.5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81cm" svg:height="0.381cm" svg:x="17.86cm" svg:y="10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13.62cm" svg:y="10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81cm" svg:height="0.381cm" svg:x="14.72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6" draw:layer="layout" svg:width="1.447cm" svg:height="0.962cm" svg:x="4.439cm" svg:y="9.833cm">
          <draw:text-box>
            <text:p text:style-name="P5"><text:span text:style-name="T1">60'</text:span>'</text:p>
          </draw:text-box>
        </draw:frame>
        <draw:frame draw:style-name="gr7" draw:text-style-name="P6" draw:layer="layout" svg:width="1.447cm" svg:height="0.962cm" svg:x="7.443cm" svg:y="14.278cm">
          <draw:text-box>
            <text:p text:style-name="P5"><text:span text:style-name="T1">42'</text:span>'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49:18.197092729</meta:creation-date>
    <dc:date>2024-08-27T21:17:10.655929592</dc:date>
    <meta:editing-duration>PT6M12S</meta:editing-duration>
    <meta:editing-cycles>1</meta:editing-cycles>
    <meta:generator>LibreOffice/24.2.5.2$Linux_X86_64 LibreOffice_project/420$Build-2</meta:generator>
    <meta:print-date>2024-08-27T21:20:51.010213852</meta:print-date>
    <meta:document-statistic meta:object-count="67"/>
  </office:meta>
</office:document-meta>
</file>